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pple-system, 'apple color emoji', BlinkMacSystemFont, 'Segoe UI', Oxygen-Sans, Ubuntu, Cantarell, 'Helvetica Neue', sans-serif"/>
    <style:font-face style:name="apple-system" svg:font-family="apple-system, BlinkMacSystemFont, 'Segoe UI', Roboto, Oxygen-Sans, Ubuntu, Cantarell, 'Helvetica Neue', sans-serif"/>
  </office:font-face-decls>
  <office:automatic-styles>
    <style:style style:name="P1" style:family="paragraph" style:parent-style-name="Section">
      <style:text-properties officeooo:rsid="0032fd4b" officeooo:paragraph-rsid="0032fd4b"/>
    </style:style>
    <style:style style:name="P2" style:family="paragraph" style:parent-style-name="Section">
      <style:text-properties officeooo:paragraph-rsid="00c6bd2f"/>
    </style:style>
    <style:style style:name="P3" style:family="paragraph" style:parent-style-name="Section">
      <style:text-properties officeooo:rsid="014363d5" officeooo:paragraph-rsid="014363d5"/>
    </style:style>
    <style:style style:name="P4" style:family="paragraph" style:parent-style-name="Section">
      <style:paragraph-properties fo:break-before="page"/>
    </style:style>
    <style:style style:name="P5" style:family="paragraph" style:parent-style-name="Section">
      <style:text-properties fo:font-weight="normal" officeooo:rsid="0168f1fd" officeooo:paragraph-rsid="0168f1fd" style:font-weight-asian="normal" style:font-weight-complex="normal"/>
    </style:style>
    <style:style style:name="P6" style:family="paragraph" style:parent-style-name="Section">
      <style:text-properties fo:font-weight="normal" officeooo:rsid="017076f3" officeooo:paragraph-rsid="017076f3" style:font-weight-asian="normal" style:font-weight-complex="normal"/>
    </style:style>
    <style:style style:name="P7" style:family="paragraph" style:parent-style-name="Section">
      <style:text-properties fo:font-weight="normal" officeooo:rsid="0171e78d" officeooo:paragraph-rsid="0171e78d" style:font-weight-asian="normal" style:font-weight-complex="normal"/>
    </style:style>
    <style:style style:name="P8" style:family="paragraph" style:parent-style-name="Section">
      <style:text-properties fo:font-weight="normal" officeooo:rsid="0167f206" officeooo:paragraph-rsid="0167f206" style:font-weight-asian="normal" style:font-weight-complex="normal"/>
    </style:style>
    <style:style style:name="P9" style:family="paragraph" style:parent-style-name="Section">
      <style:text-properties officeooo:paragraph-rsid="0154ea07"/>
    </style:style>
    <style:style style:name="P10" style:family="paragraph" style:parent-style-name="Section">
      <style:text-properties officeooo:paragraph-rsid="016644fd"/>
    </style:style>
    <style:style style:name="P11" style:family="paragraph" style:parent-style-name="Section">
      <style:text-properties officeooo:rsid="00604f7c" officeooo:paragraph-rsid="00604f7c"/>
    </style:style>
    <style:style style:name="P12" style:family="paragraph" style:parent-style-name="Section">
      <style:text-properties officeooo:rsid="01747104" officeooo:paragraph-rsid="01747104"/>
    </style:style>
    <style:style style:name="P13" style:family="paragraph" style:parent-style-name="Section">
      <style:text-properties fo:font-size="22pt" officeooo:rsid="01747104" officeooo:paragraph-rsid="01747104" style:font-size-asian="22pt" style:font-size-complex="22pt"/>
    </style:style>
    <style:style style:name="P14" style:family="paragraph" style:parent-style-name="Standard">
      <style:text-properties officeooo:paragraph-rsid="0155fa34"/>
    </style:style>
    <style:style style:name="P15" style:family="paragraph" style:parent-style-name="Section">
      <style:paragraph-properties fo:break-before="page"/>
      <style:text-properties officeooo:paragraph-rsid="01c7da13"/>
    </style:style>
    <style:style style:name="P16" style:family="paragraph" style:parent-style-name="Section">
      <style:text-properties officeooo:paragraph-rsid="01c7da13"/>
    </style:style>
    <style:style style:name="P17" style:family="paragraph" style:parent-style-name="Standard">
      <style:text-properties officeooo:paragraph-rsid="01c7da13"/>
    </style:style>
    <style:style style:name="P18" style:family="paragraph" style:parent-style-name="Standard">
      <style:text-properties fo:font-variant="normal" fo:text-transform="none" fo:color="#333333" loext:opacity="100%" style:font-name="apple-system" fo:font-size="13.5pt" fo:letter-spacing="normal" fo:font-style="normal" fo:font-weight="normal" officeooo:rsid="00575cbf" officeooo:paragraph-rsid="00c6bd2f"/>
    </style:style>
    <style:style style:name="P19" style:family="paragraph" style:parent-style-name="Section">
      <style:text-properties fo:font-size="20pt" officeooo:rsid="00c87367" officeooo:paragraph-rsid="00c87367" style:font-size-asian="20pt" style:font-size-complex="20pt"/>
    </style:style>
    <style:style style:name="P20" style:family="paragraph" style:parent-style-name="Section">
      <style:paragraph-properties fo:margin-left="0.4925in" fo:margin-right="0in" fo:text-indent="0in" style:auto-text-indent="false"/>
      <style:text-properties fo:font-size="20pt" officeooo:rsid="00c87367" officeooo:paragraph-rsid="00c87367" style:font-size-asian="20pt" style:font-size-complex="20pt"/>
    </style:style>
    <style:style style:name="P21" style:family="paragraph" style:parent-style-name="Section">
      <style:paragraph-properties fo:margin-left="0in" fo:margin-right="0in" fo:text-indent="0in" style:auto-text-indent="false"/>
      <style:text-properties fo:font-size="20pt" officeooo:rsid="010a5dd6" officeooo:paragraph-rsid="010a5dd6" style:font-size-asian="20pt" style:font-size-complex="20pt"/>
    </style:style>
    <style:style style:name="P22" style:family="paragraph" style:parent-style-name="Section">
      <style:paragraph-properties fo:margin-left="0.4925in" fo:margin-right="0in" fo:text-indent="0in" style:auto-text-indent="false"/>
      <style:text-properties fo:font-size="20pt" officeooo:rsid="010a5dd6" officeooo:paragraph-rsid="010a5dd6" style:font-size-asian="20pt" style:font-size-complex="20pt"/>
    </style:style>
    <style:style style:name="P23" style:family="paragraph" style:parent-style-name="Section">
      <style:paragraph-properties fo:margin-left="0.4925in" fo:margin-right="0in" fo:text-indent="0in" style:auto-text-indent="false"/>
      <style:text-properties fo:font-size="20pt" style:font-size-asian="20pt" style:font-size-complex="20pt"/>
    </style:style>
    <style:style style:name="P24" style:family="paragraph" style:parent-style-name="Section">
      <style:paragraph-properties fo:margin-left="0.4925in" fo:margin-right="0in" fo:text-indent="0in" style:auto-text-indent="false"/>
      <style:text-properties fo:font-size="20pt" officeooo:paragraph-rsid="001dc9ce" style:font-size-asian="20pt" style:font-size-complex="20pt"/>
    </style:style>
    <style:style style:name="P25" style:family="paragraph" style:parent-style-name="Section">
      <style:paragraph-properties fo:margin-left="0.4925in" fo:margin-right="0in" fo:text-indent="0in" style:auto-text-indent="false"/>
      <style:text-properties fo:font-size="20pt" officeooo:rsid="008139a8" officeooo:paragraph-rsid="008139a8" style:font-size-asian="20pt" style:font-size-complex="20pt"/>
    </style:style>
    <style:style style:name="P26" style:family="paragraph" style:parent-style-name="Section">
      <style:paragraph-properties fo:margin-left="0.4925in" fo:margin-right="0in" fo:text-indent="0in" style:auto-text-indent="false"/>
      <style:text-properties fo:font-size="20pt" officeooo:rsid="00847335" officeooo:paragraph-rsid="00847335" style:font-size-asian="20pt" style:font-size-complex="20pt"/>
    </style:style>
    <style:style style:name="P27" style:family="paragraph" style:parent-style-name="Section" style:list-style-name="L1">
      <style:paragraph-properties fo:margin-left="0.9846in" fo:margin-right="0in" fo:text-indent="-0.25in" style:auto-text-indent="false"/>
      <style:text-properties fo:font-size="20pt" officeooo:rsid="00815b24" officeooo:paragraph-rsid="01594125" style:font-size-asian="20pt" style:font-size-complex="20pt"/>
    </style:style>
    <style:style style:name="P28" style:family="paragraph" style:parent-style-name="Section" style:list-style-name="L1">
      <style:paragraph-properties fo:margin-left="0.9846in" fo:margin-right="0in" fo:text-indent="-0.25in" style:auto-text-indent="false"/>
      <style:text-properties fo:font-size="20pt" officeooo:rsid="013d6557" officeooo:paragraph-rsid="013d6557" style:font-size-asian="20pt" style:font-size-complex="20pt"/>
    </style:style>
    <style:style style:name="P29" style:family="paragraph" style:parent-style-name="Section" style:list-style-name="L2">
      <style:paragraph-properties fo:margin-left="0.9846in" fo:margin-right="0in" fo:text-indent="-0.25in" style:auto-text-indent="false"/>
      <style:text-properties fo:font-size="20pt" officeooo:rsid="007c3bca" officeooo:paragraph-rsid="007c3bca" style:font-size-asian="20pt" style:font-size-complex="20pt"/>
    </style:style>
    <style:style style:name="P30" style:family="paragraph" style:parent-style-name="Section" style:list-style-name="L2">
      <style:paragraph-properties fo:margin-left="0.9846in" fo:margin-right="0in" fo:text-indent="-0.25in" style:auto-text-indent="false"/>
      <style:text-properties fo:font-size="20pt" officeooo:rsid="0197b7fc" officeooo:paragraph-rsid="0197b7fc" style:font-size-asian="20pt" style:font-size-complex="20pt"/>
    </style:style>
    <style:style style:name="P31" style:family="paragraph" style:parent-style-name="Section" style:list-style-name="L2">
      <style:paragraph-properties fo:margin-left="0.9846in" fo:margin-right="0in" fo:text-indent="-0.25in" style:auto-text-indent="false"/>
      <style:text-properties fo:font-size="20pt" officeooo:rsid="01985a79" officeooo:paragraph-rsid="01985a79" style:font-size-asian="20pt" style:font-size-complex="20pt"/>
    </style:style>
    <style:style style:name="P32" style:family="paragraph" style:parent-style-name="Section" style:list-style-name="L3">
      <style:paragraph-properties fo:margin-left="0.9846in" fo:margin-right="0in" fo:text-indent="-0.25in" style:auto-text-indent="false"/>
      <style:text-properties fo:font-size="20pt" officeooo:rsid="00889f1e" officeooo:paragraph-rsid="00916461" style:font-size-asian="20pt" style:font-size-complex="20pt"/>
    </style:style>
    <style:style style:name="P33" style:family="paragraph" style:parent-style-name="Section" style:list-style-name="L3">
      <style:paragraph-properties fo:margin-left="0.9846in" fo:margin-right="0in" fo:text-indent="-0.25in" style:auto-text-indent="false"/>
      <style:text-properties fo:font-size="20pt" officeooo:rsid="00889f1e" officeooo:paragraph-rsid="0099863e" style:font-size-asian="20pt" style:font-size-complex="20pt"/>
    </style:style>
    <style:style style:name="P34" style:family="paragraph" style:parent-style-name="Section" style:list-style-name="L3">
      <style:paragraph-properties fo:margin-left="0.9846in" fo:margin-right="0in" fo:text-indent="-0.25in" style:auto-text-indent="false"/>
      <style:text-properties fo:font-size="20pt" officeooo:rsid="00892ba5" officeooo:paragraph-rsid="00916461" style:font-size-asian="20pt" style:font-size-complex="20pt"/>
    </style:style>
    <style:style style:name="P35" style:family="paragraph" style:parent-style-name="Section" style:list-style-name="L3">
      <style:paragraph-properties fo:margin-left="0.9846in" fo:margin-right="0in" fo:text-indent="-0.25in" style:auto-text-indent="false"/>
      <style:text-properties fo:font-size="20pt" officeooo:rsid="00892ba5" officeooo:paragraph-rsid="00892ba5" style:font-size-asian="20pt" style:font-size-complex="20pt"/>
    </style:style>
    <style:style style:name="P36" style:family="paragraph" style:parent-style-name="Section" style:list-style-name="L4">
      <style:paragraph-properties fo:margin-left="0.9846in" fo:margin-right="0in" fo:text-indent="-0.25in" style:auto-text-indent="false"/>
      <style:text-properties fo:font-size="20pt" officeooo:rsid="01add954" officeooo:paragraph-rsid="01add954" style:font-size-asian="20pt" style:font-size-complex="20pt"/>
    </style:style>
    <style:style style:name="P37" style:family="paragraph" style:parent-style-name="Section" style:list-style-name="L4">
      <style:paragraph-properties fo:margin-left="0.9846in" fo:margin-right="0in" fo:text-indent="-0.25in" style:auto-text-indent="false"/>
      <style:text-properties fo:font-size="20pt" officeooo:paragraph-rsid="01add954" style:font-size-asian="20pt" style:font-size-complex="20pt"/>
    </style:style>
    <style:style style:name="P38" style:family="paragraph" style:parent-style-name="Section" style:list-style-name="L4">
      <style:paragraph-properties fo:margin-left="0.9846in" fo:margin-right="0in" fo:text-indent="-0.25in" style:auto-text-indent="false"/>
      <style:text-properties fo:font-size="20pt" officeooo:rsid="01d196d0" officeooo:paragraph-rsid="01d196d0" style:font-size-asian="20pt" style:font-size-complex="20pt"/>
    </style:style>
    <style:style style:name="P39" style:family="paragraph" style:parent-style-name="Section">
      <style:text-properties officeooo:paragraph-rsid="0157e490"/>
    </style:style>
    <style:style style:name="P40" style:family="paragraph" style:parent-style-name="Section">
      <style:text-properties officeooo:paragraph-rsid="0163f061"/>
    </style:style>
    <style:style style:name="P41" style:family="paragraph" style:parent-style-name="Section">
      <style:paragraph-properties fo:margin-left="0in" fo:margin-right="0in" fo:orphans="2" fo:widows="2" fo:text-indent="0in" style:auto-text-indent="false"/>
    </style:style>
    <style:style style:name="P42" style:family="paragraph" style:parent-style-name="Standard">
      <style:text-properties style:font-name="Liberation Serif"/>
    </style:style>
    <style:style style:name="T1" style:family="text">
      <style:text-properties fo:font-variant="normal" fo:text-transform="none" fo:color="#333333" loext:opacity="100%" style:font-name="apple-system" fo:font-size="13.5pt" fo:letter-spacing="normal" fo:font-style="normal" fo:font-weight="normal"/>
    </style:style>
    <style:style style:name="T2" style:family="text">
      <style:text-properties fo:font-variant="normal" fo:text-transform="none" fo:color="#333333" loext:opacity="100%" style:font-name="apple-system" fo:font-size="13.5pt" fo:letter-spacing="normal" fo:font-style="normal" fo:font-weight="normal" officeooo:rsid="003e349c"/>
    </style:style>
    <style:style style:name="T3" style:family="text">
      <style:text-properties fo:font-variant="normal" fo:text-transform="none" fo:color="#333333" loext:opacity="100%" style:font-name="apple-system" fo:font-size="13.5pt" fo:letter-spacing="normal" fo:font-style="normal" fo:font-weight="normal" officeooo:rsid="0041cc50"/>
    </style:style>
    <style:style style:name="T4" style:family="text">
      <style:text-properties fo:font-variant="normal" fo:text-transform="none" fo:color="#333333" loext:opacity="100%" style:font-name="apple-system" fo:font-size="13.5pt" fo:letter-spacing="normal" fo:font-style="normal" fo:font-weight="normal" officeooo:rsid="00449b03"/>
    </style:style>
    <style:style style:name="T5" style:family="text">
      <style:text-properties fo:font-variant="normal" fo:text-transform="none" fo:color="#333333" loext:opacity="100%" style:font-name="apple-system" fo:font-size="13.5pt" fo:letter-spacing="normal" fo:font-style="normal" fo:font-weight="normal" officeooo:rsid="00575cbf"/>
    </style:style>
    <style:style style:name="T6" style:family="text">
      <style:text-properties fo:font-variant="normal" fo:text-transform="none" fo:color="#000000" loext:opacity="100%" style:font-name="Roboto" fo:font-size="12pt" fo:letter-spacing="normal" fo:font-style="normal" fo:font-weight="normal"/>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000000" loext:opacity="100%" fo:font-size="12pt" fo:letter-spacing="normal" fo:font-style="normal" fo:font-weight="normal"/>
    </style:style>
    <style:style style:name="T9" style:family="text">
      <style:text-properties officeooo:rsid="00575cbf"/>
    </style:style>
    <style:style style:name="T10" style:family="text">
      <style:text-properties officeooo:rsid="0058d48d"/>
    </style:style>
    <style:style style:name="T11" style:family="text">
      <style:text-properties officeooo:rsid="005fea68"/>
    </style:style>
    <style:style style:name="T12" style:family="text">
      <style:text-properties officeooo:rsid="006d77d3"/>
    </style:style>
    <style:style style:name="T13" style:family="text">
      <style:text-properties officeooo:rsid="007240d1"/>
    </style:style>
    <style:style style:name="T14" style:family="text">
      <style:text-properties officeooo:rsid="00916461"/>
    </style:style>
    <style:style style:name="T15" style:family="text">
      <style:text-properties officeooo:rsid="009fd2c0"/>
    </style:style>
    <style:style style:name="T16" style:family="text">
      <style:text-properties officeooo:rsid="00a164aa"/>
    </style:style>
    <style:style style:name="T17" style:family="text">
      <style:text-properties officeooo:rsid="00a52ff9"/>
    </style:style>
    <style:style style:name="T18" style:family="text">
      <style:text-properties fo:font-weight="normal" style:font-weight-asian="normal" style:font-weight-complex="normal"/>
    </style:style>
    <style:style style:name="T19" style:family="text">
      <style:text-properties officeooo:rsid="00d4e4ef"/>
    </style:style>
    <style:style style:name="T20" style:family="text">
      <style:text-properties officeooo:rsid="012659eb"/>
    </style:style>
    <style:style style:name="T21" style:family="text">
      <style:text-properties officeooo:rsid="013d6557"/>
    </style:style>
    <style:style style:name="T22" style:family="text">
      <style:text-properties officeooo:rsid="01451bad"/>
    </style:style>
    <style:style style:name="T23" style:family="text">
      <style:text-properties officeooo:rsid="0152e21a"/>
    </style:style>
    <style:style style:name="T24" style:family="text">
      <style:text-properties officeooo:rsid="0154ea07"/>
    </style:style>
    <style:style style:name="T25" style:family="text">
      <style:text-properties officeooo:rsid="0157e490"/>
    </style:style>
    <style:style style:name="T26" style:family="text">
      <style:text-properties officeooo:rsid="01594125"/>
    </style:style>
    <style:style style:name="T27" style:family="text">
      <style:text-properties officeooo:rsid="015af67c"/>
    </style:style>
    <style:style style:name="T28" style:family="text">
      <style:text-properties officeooo:rsid="015e5ef5"/>
    </style:style>
    <style:style style:name="T29" style:family="text">
      <style:text-properties officeooo:rsid="0163f061"/>
    </style:style>
    <style:style style:name="T30" style:family="text">
      <style:text-properties officeooo:rsid="0164b0fa"/>
    </style:style>
    <style:style style:name="T31" style:family="text">
      <style:text-properties officeooo:rsid="016644fd"/>
    </style:style>
    <style:style style:name="T32" style:family="text">
      <style:text-properties officeooo:rsid="016d9f92"/>
    </style:style>
    <style:style style:name="T33" style:family="text">
      <style:text-properties officeooo:rsid="0173d8cb"/>
    </style:style>
    <style:style style:name="T34" style:family="text">
      <style:text-properties officeooo:rsid="017c6bd1"/>
    </style:style>
    <style:style style:name="T35" style:family="text">
      <style:text-properties officeooo:rsid="01877013"/>
    </style:style>
    <style:style style:name="T36" style:family="text">
      <style:text-properties officeooo:rsid="01887ea8"/>
    </style:style>
    <style:style style:name="T37" style:family="text">
      <style:text-properties officeooo:rsid="0197b7fc"/>
    </style:style>
    <style:style style:name="T38" style:family="text">
      <style:text-properties officeooo:rsid="01985a79"/>
    </style:style>
    <style:style style:name="T39" style:family="text">
      <style:text-properties officeooo:rsid="01a23b4a"/>
    </style:style>
    <style:style style:name="T40" style:family="text">
      <style:text-properties officeooo:rsid="01a2f94b"/>
    </style:style>
    <style:style style:name="T41" style:family="text">
      <style:text-properties officeooo:rsid="00c5337c"/>
    </style:style>
    <style:style style:name="T42" style:family="text">
      <style:text-properties officeooo:rsid="01bc2d32"/>
    </style:style>
    <style:style style:name="T43" style:family="text">
      <style:text-properties officeooo:rsid="01add954"/>
    </style:style>
    <style:style style:name="T44" style:family="text">
      <style:text-properties fo:font-size="14pt" style:font-size-asian="14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Contents:</text:p>
      <text:p text:style-name="P21">Abstract</text:p>
      <text:p text:style-name="P22">Keywords</text:p>
      <text:p text:style-name="P23"><text:span text:style-name="T12">1. </text:span>Introduction</text:p>
      <text:list xml:id="list287926775" text:style-name="L1">
        <text:list-item>
          <text:p text:style-name="P27">1.<text:span text:style-name="T21">1</text:span> <text:span text:style-name="T26">Intro</text:span></text:p>
        </text:list-item>
        <text:list-item>
          <text:p text:style-name="P27"><text:span text:style-name="T26">1.2 </text:span>Background </text:p>
        </text:list-item>
        <text:list-item>
          <text:p text:style-name="P28">1.<text:span text:style-name="T27">3</text:span> Problem Statement</text:p>
        </text:list-item>
        <text:list-item>
          <text:p text:style-name="P28">1.<text:span text:style-name="T27">4</text:span> Objective </text:p>
        </text:list-item>
        <text:list-item>
          <text:p text:style-name="P28">1.<text:span text:style-name="T27">5</text:span> Scope </text:p>
        </text:list-item>
      </text:list>
      <text:p text:style-name="P24"><text:span text:style-name="T13">2. </text:span><text:span text:style-name="T35">Background</text:span></text:p>
      <text:list xml:id="list4101042749" text:style-name="L2">
        <text:list-item>
          <text:p text:style-name="P29">2.1. <text:span text:style-name="T37">Cross-Platform </text:span><text:span text:style-name="T42">Frameworks</text:span></text:p>
        </text:list-item>
        <text:list-item>
          <text:p text:style-name="P30">2.2. Flutter</text:p>
        </text:list-item>
        <text:list-item>
          <text:p text:style-name="P30">2.<text:span text:style-name="T40">3</text:span>. <text:span text:style-name="T38">NodeJS</text:span></text:p>
        </text:list-item>
        <text:list-item>
          <text:p text:style-name="P31">2.<text:span text:style-name="T40">4</text:span>. <text:span text:style-name="T39">MongoDB</text:span></text:p>
        </text:list-item>
      </text:list>
      <text:p text:style-name="P25">3. <text:span text:style-name="T36">Methods</text:span></text:p>
      <text:list xml:id="list1488680568" text:style-name="L3">
        <text:list-item>
          <text:p text:style-name="P32">3.1. <text:span text:style-name="T14">Architecture </text:span></text:p>
        </text:list-item>
        <text:list-item>
          <text:p text:style-name="P33">3.2. <text:span text:style-name="T19">Models</text:span></text:p>
        </text:list-item>
        <text:list-item>
          <text:p text:style-name="P34">3.4. <text:span text:style-name="T15">API-</text:span><text:span text:style-name="T16">Routes</text:span></text:p>
        </text:list-item>
        <text:list-item>
          <text:p text:style-name="P35">3.5. Hosting <text:span text:style-name="T17">Methods</text:span></text:p>
        </text:list-item>
      </text:list>
      <text:p text:style-name="P26">4. <text:span text:style-name="T36">Results </text:span></text:p>
      <text:list xml:id="list2999054305" text:style-name="L4">
        <text:list-item>
          <text:p text:style-name="P36">4.1. <text:span text:style-name="T41"><text:s/>Admin Workflow</text:span></text:p>
        </text:list-item>
        <text:list-item>
          <text:p text:style-name="P37"><text:span text:style-name="T43">4.2. <text:s/></text:span><text:span text:style-name="T41">User Workflow</text:span></text:p>
        </text:list-item>
        <text:list-item>
          <text:p text:style-name="P38">4.3. <text:s/>Conclusion</text:p>
        </text:list-item>
      </text:list>
      <text:p text:style-name="P20">References </text:p>
      <text:p text:style-name="P15">Keywords: <text:span text:style-name="T1">Mobile application,Cross-platform </text:span><text:span text:style-name="T2">Development</text:span><text:span text:style-name="T1">,Multi-platform </text:span><text:span text:style-name="T3">Apps,Android SDK, </text:span><text:span text:style-name="T4">Backend Development,NodeJs,</text:span><text:span text:style-name="T5">Event-App</text:span></text:p>
      <text:p text:style-name="P16"/>
      <text:p text:style-name="P2">Abstract:</text:p>
      <text:p text:style-name="P17">Native creation of mobile applications (apps) is a difficult and expensive endeavor <text:span text:style-name="T10">and c</text:span>ross-platform development is still a hot subject even if app development techniques have improved. Apps should typically support both iOS and Android devices. They should function without issue on a variety of hardware and be compatible with a wide range of platform versions. The emergence of device categories other than smartphones and tablets has further complicated multi-platform compatibility. Despite cross-platform frameworks that are recognized by practice and research, really designing an app once and supporting the variety of potential targets is still a problem. <text:span text:style-name="T9">In this paper we are going to list and explain different cross platform frameworks and talk about the develop</text:span><text:span text:style-name="T11">ment of </text:span><text:span text:style-name="T20">an</text:span><text:span text:style-name="T11"> event app <text:s/>that we developed</text:span></text:p>
      <text:p text:style-name="P18"/>
      <text:p text:style-name="P13"><text:span text:style-name="T34">1. </text:span>Introduction</text:p>
      <text:p text:style-name="P12"/>
      <text:p text:style-name="P3"><text:span text:style-name="T22">1.1 </text:span><text:span text:style-name="T33">intro </text:span></text:p>
      <text:p text:style-name="Standard"/>
      <text:p text:style-name="Standard">Users, developers, and companies may all benefit greatly from smartphone applications. The earliest cellphones, including Simon and IBM's (International Business Machines) <text:span text:style-name="T23">and </text:span>the debut of the App Store, a popular venue for publishing iOS (iPhone Operating System) apps, which was the first smartphone to be introduced in the early 1990s (1) 2008 brought many developers wonderful news regarding system) apps (2). Google adopted this admirable concept and developed Android Market, which was eventually included into Google Play, making it easier for companies and developers to connect with smartphone consumers (3). Mobile platforms offer development environments, tools, and software components that are specific to each platform in addition to exclusive application stores. In order to reach the widest possible audience, developers and businesses must create mobile applications that are optimized for each platform.</text:p>
      <text:p text:style-name="Standard"/>
      <text:p text:style-name="P9"><text:span text:style-name="T22">1.</text:span><text:span text:style-name="T24">2</text:span><text:span text:style-name="T22"> </text:span><text:span text:style-name="T24">Background</text:span></text:p>
      <text:p text:style-name="P14"/>
      <text:p text:style-name="Standard">Solutions for cross-platform development are designed to make it easier to produce mobile applications for many platforms from a single code base. These methods deal with diverse problems since the underlying systems' characteristics, designs, and implementations vary greatly. Cross-platform solutions have been focused on Android and iOS as the two most popular mobile operating systems. As a result, the phrase "cross-platform" refers to software that supports both systems. Flutter was made available by Google as a portable UI (User Interface) toolkit to aid in the creation of cross-platform applications (4). The framework intends to compete with native and cross-platform solutions by offering its own set of interface components, rendering system, and quick development cycle.</text:p>
      <text:p text:style-name="Standard"/>
      <text:p text:style-name="P4"/>
      <text:p text:style-name="P39"><text:span text:style-name="T22">1.</text:span><text:span text:style-name="T25">3</text:span><text:span text:style-name="T22"> </text:span><text:span text:style-name="T28">Problem Statement</text:span></text:p>
      <text:p text:style-name="Standard"/>
      <text:p text:style-name="Standard">1- The need of using one application in order to manage all activities related with events and conferences including create an event, attendees joining, join and leave times and grant an attendance certification.</text:p>
      <text:p text:style-name="Standard">2-It is difficult to know how much time attenders spent in the event in order to grant a certification.</text:p>
      <text:p text:style-name="Standard">3-The need of one application works in all platforms (Android, IOS, Web and Desktop)</text:p>
      <text:p text:style-name="Standard"/>
      <text:p text:style-name="Standard"/>
      <text:p text:style-name="P40"><text:span text:style-name="T22">1.</text:span><text:span text:style-name="T30">4 </text:span><text:span text:style-name="T29">Objective</text:span></text:p>
      <text:p text:style-name="Standard">develop one application responsible for all activities required to handle events (CRUD), and to handle users joining (enter, leave, timing, certification) without make the attendance register everything by themselves</text:p>
      <text:p text:style-name="P40"/>
      <text:p text:style-name="P10"><text:span text:style-name="T22">1.</text:span><text:span text:style-name="T32">5 </text:span><text:span text:style-name="T31">Scope</text:span></text:p>
      <text:p text:style-name="P42">This application will work in Irbil, with the universities, research centers, in order <text:span text:style-name="T8">to manage their events, like conferences, workshop, and seminars.</text:span><text:span text:style-name="T7"> </text:span><text:span text:style-name="T8">The tools used in back end including (Express.js) framework, MongoDB cloud database management system. And in the Frontend, using Flutter Framework.</text:span></text:p>
      <text:p text:style-name="P41"><text:span text:style-name="T6"/></text:p>
      <text:p text:style-name="Section">References </text:p>
      <text:p text:style-name="P1">1-<text:span text:style-name="T18">https://iisit.org/Vol11/IISITv11p001-011Chao0499.pdf</text:span></text:p>
      <text:p text:style-name="P1">2-<text:span text:style-name="T18">https://www.tandfonline.com/doi/full/10.1080/15470148.2020.1719949?scroll=top&amp;needAccess=true</text:span></text:p>
      <text:p text:style-name="P11">3-<text:span text:style-name="T18">https://page-one.springer.com/pdf/preview/10.1007/978-3-642-36608-6_8</text:span></text:p>
      <text:p text:style-name="P8">4-https://aisel.aisnet.org/cgi/viewcontent.cgi?article=1716&amp;context=hicss-51</text:p>
      <text:p text:style-name="P5">5-https://dl.acm.org/doi/abs/10.1145/2662253.2662280</text:p>
      <text:p text:style-name="P6">6-https://www.sciencedirect.com/science/article/abs/pii/S0889974601904359</text:p>
      <text:p text:style-name="P7">7-https://www.inderscienceonline.com/doi/epdf/10.1504/IJTEL.2021.11159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pple-system, 'apple color emoji', BlinkMacSystemFont, 'Segoe UI', Oxygen-Sans, Ubuntu, Cantarell, 'Helvetica Neue', sans-serif"/>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4363d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ection" style:family="paragraph" style:parent-style-name="Standard">
      <style:text-properties fo:font-size="18pt" fo:font-weight="bold" officeooo:rsid="001dc9ce"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Vivid_7e_LT_7e_Gliederung_20_1" style:display-name="Vivid~LT~Gliederung 1" style:family="paragraph">
      <style:paragraph-properties fo:margin-top="0in" fo:margin-bottom="0.1283in" style:contextual-spacing="false"/>
      <style:text-properties fo:color="#dbf5f9" loext:opacity="10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paragraph-properties fo:margin-top="0in" fo:margin-bottom="0.1165in" style:contextual-spacing="false"/>
      <style:text-properties fo:color="#dbf5f9" loext:opacity="10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paragraph-properties fo:margin-top="0in" fo:margin-bottom="0.0882in" style:contextual-spacing="false"/>
      <style:text-properties fo:color="#dbf5f9"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paragraph-properties fo:margin-top="0in" fo:margin-bottom="0.0583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paragraph-properties fo:margin-top="0in" fo:margin-bottom="0.0291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paragraph-properties fo:margin-top="0in" fo:margin-bottom="0.0291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paragraph-properties fo:margin-top="0in" fo:margin-bottom="0.0291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paragraph-properties fo:margin-top="0in" fo:margin-bottom="0.0291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paragraph-properties fo:margin-top="0in" fo:margin-bottom="0.0291in" style:contextual-spacing="false"/>
      <style:text-properties fo:color="#dbf5f9" loext:opacity="1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paragraph-properties fo:margin-top="0in" fo:margin-bottom="0in" style:contextual-spacing="false" style:line-height-at-least="0.139in" fo:text-align="start" style:justify-single-word="false"/>
      <style:text-properties fo:color="#04617b" loext:opacity="100%" style:text-outline="false" style:text-line-through-style="none" style:text-line-through-type="none" style:font-name="Noto Sans" fo:font-family="'Noto Sans'" style:font-family-generic="roman" style:font-pitch="variable" fo:font-size="80pt" fo:letter-spacing="normal" fo:font-style="normal" fo:text-shadow="none" style:text-underline-style="none" fo:font-weight="normal" style:letter-kerning="true" style:font-name-asian="DejaVu Sans" style:font-family-asian="'DejaVu Sans'" style:font-family-generic-asian="system" style:font-pitch-asian="variable" style:font-size-asian="80pt" style:font-style-asian="normal" style:font-weight-asian="normal" style:font-name-complex="Noto Sans1" style:font-family-complex="'Noto Sans'" style:font-family-generic-complex="system" style:font-pitch-complex="variable" style:font-size-complex="12pt" style:text-emphasize="none"/>
    </style:style>
    <style:style style:name="Vivid_7e_LT_7e_Untertitel" style:display-name="Vivid~LT~Untertitel" style:family="paragraph">
      <style:paragraph-properties fo:margin-top="0in" fo:margin-bottom="0in" style:contextual-spacing="false" style:line-height-at-least="0.139in" fo:text-align="start" style:justify-single-word="false"/>
      <style:text-properties fo:color="#dbf5f9" loext:opacity="100%" style:text-outline="false" style:text-line-through-style="none" style:text-line-through-type="none" style:font-name="Noto Sans" fo:font-family="'Noto Sans'" style:font-family-generic="roman" style:font-pitch="variable" fo:font-size="36pt" fo:letter-spacing="normal"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Noto Sans1" style:font-family-complex="'Noto Sans'" style:font-family-generic-complex="system" style:font-pitch-complex="variable" style:font-size-complex="12pt" style:text-emphasize="none"/>
    </style:style>
    <style:style style:name="Vivid_7e_LT_7e_Notizen" style:display-name="Vivid~LT~Notizen" style:family="paragraph">
      <style:paragraph-properties fo:margin-top="0in" fo:margin-bottom="0.0783in" style:contextual-spacing="false" fo:line-height="110%"/>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vid_7e_LT_7e_Hintergrundobjekte" style:display-name="Vivid~LT~Hintergrundobjekte" style:family="paragraph">
      <style:text-properties fo:color="#dbf5f9" loext:opacity="100%" style:font-name="Noto Sans" fo:font-family="'Noto Sans'" style:font-family-generic="roman" style:font-pitch="variable" fo:font-size="24pt" style:letter-kerning="true"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Vivid_7e_LT_7e_Hintergrund" style:display-name="Vivid~LT~Hintergrund" style:family="paragraph">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484848" loext:opacity="100%" style:font-name="Noto Sans" fo:font-family="'Noto Sans'" style:font-family-generic="roman" style:font-pitch="variable" fo:font-size="24pt" style:letter-kerning="true"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Background" style:family="paragraph">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top="0in" fo:margin-bottom="0.0783in" style:contextual-spacing="false" fo:line-height="110%"/>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in" fo:margin-bottom="0.14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1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in" fo:margin-bottom="0.0882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in" fo:margin-bottom="0.0583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9" style:display-name="Outline 9" style:family="paragraph" style:parent-style-name="Outline_20_8">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1" style:display-name="Vivid1~LT~Gliederung 1" style:family="paragraph">
      <style:paragraph-properties fo:margin-top="0in" fo:margin-bottom="0.14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paragraph-properties fo:margin-top="0in" fo:margin-bottom="0.11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paragraph-properties fo:margin-top="0in" fo:margin-bottom="0.0882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paragraph-properties fo:margin-top="0in" fo:margin-bottom="0.0583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paragraph-properties fo:text-align="start" style:justify-single-word="false"/>
      <style:text-properties fo:color="#ffffff" loext:opacity="100%" style:text-outline="false" style:text-line-through-style="none" style:text-line-through-type="none" style:font-name="Noto Sans" fo:font-family="'Noto Sans'"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Noto Sans1" style:font-family-complex="'Noto Sans'" style:font-family-generic-complex="system" style:font-pitch-complex="variable" style:font-size-complex="12pt" style:text-emphasize="none"/>
    </style:style>
    <style:style style:name="Vivid1_7e_LT_7e_Untertitel" style:display-name="Vivid1~LT~Untertitel" style:family="paragraph">
      <style:paragraph-properties fo:text-align="center" style:justify-single-word="false"/>
      <style:text-properties fo:color="#3465a4" loext:opacity="100%" style:text-outline="false" style:text-line-through-style="none" style:text-line-through-type="none" style:font-name="Noto Sans" fo:font-family="'Noto Sans'"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Noto Sans1" style:font-family-complex="'Noto Sans'" style:font-family-generic-complex="system" style:font-pitch-complex="variable" style:font-size-complex="12pt" style:text-emphasize="none"/>
    </style:style>
    <style:style style:name="Vivid1_7e_LT_7e_Notizen" style:display-name="Vivid1~LT~Notizen" style:family="paragraph">
      <style:paragraph-properties fo:margin-top="0in" fo:margin-bottom="0.0783in" style:contextual-spacing="false" fo:line-height="110%"/>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vid1_7e_LT_7e_Hintergrundobjekte" style:display-name="Vivid1~LT~Hintergrundobjekte" style:family="paragraph">
      <style:text-properties fo:color="#484848" loext:opacity="100%" style:font-name="Noto Sans" fo:font-family="'Noto Sans'" style:font-family-generic="roman" style:font-pitch="variable" fo:font-size="24pt" style:letter-kerning="true"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Vivid1_7e_LT_7e_Hintergrund" style:display-name="Vivid1~LT~Hintergrund" style:family="paragraph">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vid2_7e_LT_7e_Gliederung_20_1" style:display-name="Vivid2~LT~Gliederung 1" style:family="paragraph">
      <style:paragraph-properties fo:margin-top="0in" fo:margin-bottom="0.14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paragraph-properties fo:margin-top="0in" fo:margin-bottom="0.11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paragraph-properties fo:margin-top="0in" fo:margin-bottom="0.0882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paragraph-properties fo:margin-top="0in" fo:margin-bottom="0.0583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paragraph-properties fo:text-align="start" style:justify-single-word="false"/>
      <style:text-properties fo:color="#04617b" loext:opacity="100%" style:text-outline="false" style:text-line-through-style="none" style:text-line-through-type="none" style:font-name="Noto Sans" fo:font-family="'Noto Sans'"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Noto Sans1" style:font-family-complex="'Noto Sans'" style:font-family-generic-complex="system" style:font-pitch-complex="variable" style:font-size-complex="12pt" style:text-emphasize="none"/>
    </style:style>
    <style:style style:name="Vivid2_7e_LT_7e_Untertitel" style:display-name="Vivid2~LT~Untertitel" style:family="paragraph">
      <style:paragraph-properties fo:text-align="center" style:justify-single-word="false"/>
      <style:text-properties fo:color="#009eda" loext:opacity="100%" style:text-outline="false" style:text-line-through-style="none" style:text-line-through-type="none" style:font-name="Noto Sans" fo:font-family="'Noto Sans'"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Noto Sans1" style:font-family-complex="'Noto Sans'" style:font-family-generic-complex="system" style:font-pitch-complex="variable" style:font-size-complex="12pt" style:text-emphasize="none"/>
    </style:style>
    <style:style style:name="Vivid2_7e_LT_7e_Notizen" style:display-name="Vivid2~LT~Notizen" style:family="paragraph">
      <style:paragraph-properties fo:margin-top="0in" fo:margin-bottom="0.0783in" style:contextual-spacing="false" fo:line-height="110%"/>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vid2_7e_LT_7e_Hintergrundobjekte" style:display-name="Vivid2~LT~Hintergrundobjekte" style:family="paragraph">
      <style:text-properties fo:color="#484848" loext:opacity="100%" style:font-name="Noto Sans" fo:font-family="'Noto Sans'" style:font-family-generic="roman" style:font-pitch="variable" fo:font-size="24pt" style:letter-kerning="true"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Vivid2_7e_LT_7e_Hintergrund" style:display-name="Vivid2~LT~Hintergrund" style:family="paragraph">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vid1_5f__7e_LT_7e_Gliederung_20_1" style:display-name="Vivid1_~LT~Gliederung 1" style:family="paragraph">
      <style:paragraph-properties fo:margin-top="0in" fo:margin-bottom="0.14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Vivid1_5f__7e_LT_7e_Gliederung_20_2" style:display-name="Vivid1_~LT~Gliederung 2" style:family="paragraph" style:parent-style-name="Vivid1_5f__7e_LT_7e_Gliederung_20_1">
      <style:paragraph-properties fo:margin-top="0in" fo:margin-bottom="0.1165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5f__7e_LT_7e_Gliederung_20_3" style:display-name="Vivid1_~LT~Gliederung 3" style:family="paragraph" style:parent-style-name="Vivid1_5f__7e_LT_7e_Gliederung_20_2">
      <style:paragraph-properties fo:margin-top="0in" fo:margin-bottom="0.0882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5f__7e_LT_7e_Gliederung_20_4" style:display-name="Vivid1_~LT~Gliederung 4" style:family="paragraph" style:parent-style-name="Vivid1_5f__7e_LT_7e_Gliederung_20_3">
      <style:paragraph-properties fo:margin-top="0in" fo:margin-bottom="0.0583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5f__7e_LT_7e_Gliederung_20_5" style:display-name="Vivid1_~LT~Gliederung 5" style:family="paragraph" style:parent-style-name="Vivid1_5f__7e_LT_7e_Gliederung_20_4">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5f__7e_LT_7e_Gliederung_20_6" style:display-name="Vivid1_~LT~Gliederung 6" style:family="paragraph" style:parent-style-name="Vivid1_5f__7e_LT_7e_Gliederung_20_5">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5f__7e_LT_7e_Gliederung_20_7" style:display-name="Vivid1_~LT~Gliederung 7" style:family="paragraph" style:parent-style-name="Vivid1_5f__7e_LT_7e_Gliederung_20_6">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5f__7e_LT_7e_Gliederung_20_8" style:display-name="Vivid1_~LT~Gliederung 8" style:family="paragraph" style:parent-style-name="Vivid1_5f__7e_LT_7e_Gliederung_20_7">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5f__7e_LT_7e_Gliederung_20_9" style:display-name="Vivid1_~LT~Gliederung 9" style:family="paragraph" style:parent-style-name="Vivid1_5f__7e_LT_7e_Gliederung_20_8">
      <style:paragraph-properties fo:margin-top="0in" fo:margin-bottom="0.0291in" style:contextual-spacing="false"/>
      <style:text-properties style:use-window-font-color="true" loext:opacity="0%" style:text-outline="false" style:text-line-through-style="none" style:text-line-through-type="none" style:font-name="Noto Sans" fo:font-family="'Noto San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5f__7e_LT_7e_Titel" style:display-name="Vivid1_~LT~Titel" style:family="paragraph">
      <style:paragraph-properties fo:text-align="start" style:justify-single-word="false"/>
      <style:text-properties fo:color="#ffffff" loext:opacity="100%" style:text-outline="false" style:text-line-through-style="none" style:text-line-through-type="none" style:font-name="Noto Sans" fo:font-family="'Noto Sans'"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Noto Sans1" style:font-family-complex="'Noto Sans'" style:font-family-generic-complex="system" style:font-pitch-complex="variable" style:font-size-complex="12pt" style:text-emphasize="none"/>
    </style:style>
    <style:style style:name="Vivid1_5f__7e_LT_7e_Untertitel" style:display-name="Vivid1_~LT~Untertitel" style:family="paragraph">
      <style:paragraph-properties fo:text-align="center" style:justify-single-word="false"/>
      <style:text-properties fo:color="#3465a4" loext:opacity="100%" style:text-outline="false" style:text-line-through-style="none" style:text-line-through-type="none" style:font-name="Noto Sans" fo:font-family="'Noto Sans'"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Noto Sans1" style:font-family-complex="'Noto Sans'" style:font-family-generic-complex="system" style:font-pitch-complex="variable" style:font-size-complex="12pt" style:text-emphasize="none"/>
    </style:style>
    <style:style style:name="Vivid1_5f__7e_LT_7e_Notizen" style:display-name="Vivid1_~LT~Notizen" style:family="paragraph">
      <style:paragraph-properties fo:margin-top="0in" fo:margin-bottom="0.0783in" style:contextual-spacing="false" fo:line-height="110%"/>
      <style:text-properties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vid1_5f__7e_LT_7e_Hintergrundobjekte" style:display-name="Vivid1_~LT~Hintergrundobjekte" style:family="paragraph">
      <style:text-properties fo:color="#484848" loext:opacity="100%" style:font-name="Noto Sans" fo:font-family="'Noto Sans'" style:font-family-generic="roman" style:font-pitch="variable" fo:font-size="24pt" style:letter-kerning="true"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Vivid1_5f__7e_LT_7e_Hintergrund" style:display-name="Vivid1_~LT~Hintergrund" style:family="paragraph">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00:08:15.041784143</meta:creation-date>
    <dc:date>2022-12-15T01:12:38.961469566</dc:date>
    <meta:editing-duration>PT4H33M43S</meta:editing-duration>
    <meta:editing-cycles>159</meta:editing-cycles>
    <meta:generator>LibreOffice/7.3.7.2$Linux_X86_64 LibreOffice_project/30$Build-2</meta:generator>
    <meta:document-statistic meta:table-count="0" meta:image-count="0" meta:object-count="0" meta:page-count="3" meta:paragraph-count="48" meta:word-count="602" meta:character-count="4510" meta:non-whitespace-character-count="3960"/>
  </office:meta>
</office:document-meta>
</file>